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72cm" fo:min-width="1.745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5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5.532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7cm" fo:min-width="5.533cm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587cm" svg:x="8.62cm" svg:y="4.81cm">
          <text:p text:style-name="P1"><text:span text:style-name="T1">Create GUI ele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858cm" svg:x="9.572cm" svg:y="1.31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16cm" svg:y1="4.175cm" svg:x2="11.16cm" svg:y2="4.81cm">
          <text:p/>
        </draw:line>
        <draw:custom-shape draw:style-name="gr1" draw:text-style-name="P1" draw:layer="layout" svg:width="5.08cm" svg:height="1.587cm" svg:x="8.62cm" svg:y="7.35cm">
          <text:p text:style-name="P1">User inpu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2.54cm" svg:x="8.302cm" svg:y="9.89cm">
          <text:p text:style-name="P1">Is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175cm" svg:height="1.905cm" svg:x="15.922cm" svg:y="10.207cm">
          <text:p text:style-name="P1">Erro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7cm" svg:y1="11.16cm" svg:x2="15.922cm" svg:y2="11.16cm">
          <text:p text:style-name="P1">No</text:p>
          <text:p text:style-name="P1"/>
        </draw:line>
        <draw:custom-shape draw:style-name="gr7" draw:text-style-name="P2" draw:layer="layout" svg:width="6.032cm" svg:height="1.588cm" svg:x="8.302cm" svg:y="13.7cm">
          <text:p text:style-name="P2"><text:span text:style-name="T1">Compare against list of items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16cm" svg:y1="12.43cm" svg:x2="11.16cm" svg:y2="13.7cm">
          <text:p text:style-name="P1">Yes</text:p>
          <text:p text:style-name="P1"/>
        </draw:line>
        <draw:custom-shape draw:style-name="gr9" draw:text-style-name="P1" draw:layer="layout" svg:width="6.033cm" svg:height="1.587cm" svg:x="8.302cm" svg:y="16.24cm">
          <text:p text:style-name="P1">Get item data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16cm" svg:y1="15.287cm" svg:x2="11.16cm" svg:y2="16.24cm">
          <text:p/>
        </draw:line>
        <draw:custom-shape draw:style-name="gr9" draw:text-style-name="P1" draw:layer="layout" svg:width="6.033cm" svg:height="1.587cm" svg:x="8.302cm" svg:y="18.78cm">
          <text:p text:style-name="P1">Create excel file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.16cm" svg:y1="17.827cm" svg:x2="11.16cm" svg:y2="18.78cm">
          <text:p/>
        </draw:line>
        <draw:custom-shape draw:style-name="gr12" draw:text-style-name="P2" draw:layer="layout" svg:width="6.033cm" svg:height="1.588cm" svg:x="8.302cm" svg:y="21.002cm">
          <text:p text:style-name="P1"><text:span text:style-name="T1">Export item </text:span><text:span text:style-name="T1">data in excel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1.16cm" svg:y1="20.367cm" svg:x2="11.16cm" svg:y2="21.002cm">
          <text:p/>
        </draw:line>
        <draw:custom-shape draw:style-name="gr9" draw:text-style-name="P4" draw:layer="layout" svg:width="6.033cm" svg:height="1.587cm" svg:x="8.302cm" svg:y="23.225cm">
          <text:p text:style-name="P4"><text:span text:style-name="T2">Apply currency rates, taxes, and duties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6cm" svg:y1="22.59cm" svg:x2="11.16cm" svg:y2="23.225cm">
          <text:p/>
        </draw:line>
        <draw:line draw:style-name="gr15" draw:text-style-name="P3" draw:layer="layout" svg:x1="11.16cm" svg:y1="8.937cm" svg:x2="11.16cm" svg:y2="9.89cm">
          <text:p/>
        </draw:line>
        <draw:line draw:style-name="gr16" draw:text-style-name="P3" draw:layer="layout" svg:x1="11.16cm" svg:y1="6.397cm" svg:x2="11.16cm" svg:y2="7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00:12:18.896162509</meta:creation-date>
    <dc:date>2022-07-12T00:26:32.432334430</dc:date>
    <meta:editing-duration>PT2M53S</meta:editing-duration>
    <meta:editing-cycles>1</meta:editing-cycles>
    <meta:document-statistic meta:object-count="19"/>
    <meta:generator>LibreOffice/7.0.4.2$Linux_X86_64 LibreOffice_project/00$Build-2</meta:generator>
  </office:meta>
</office:document-meta>
</file>